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1"/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652737152">
          <text:insertion>
            <office:change-info>
              <dc:creator>Bob Jacobsen</dc:creator>
              <dc:date>2010-10-08T21:55:00</dc:date>
            </office:change-info>
          </text:insertion>
        </text:changed-region>
        <text:changed-region text:id="ct663829888">
          <text:deletion>
            <office:change-info>
              <dc:creator>Bob Jacobsen</dc:creator>
              <dc:date>2010-10-08T21:55:00</dc:date>
            </office:change-info>
            <text:h text:style-name="Heading_20_1" text:outline-level="1" text:is-list-header="true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652081585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652737152"/>Introduction</text:h>
      <text:p text:style-name="Standard">This explanatory note contains informative discussion and background for the corresponding “OpenLCB Event ID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h text:style-name="Heading_20_2" text:outline-level="2">Format</text:h>
      <text:p text:style-name="Standard">The specification doesn't require any particular human-readable format, but hex-pairs with separators are strongly suggested, e.g. 01.AB.34.01.CD.E3.20.0E; decimal pairs could also be used, but in that case it's important to provide a way to know which is use.</text:p>
      <text:p text:style-name="Standard"/>
      <text:p text:style-name="Standard"/>
      <text:p text:style-name="Standard">Below this is just a collection of pieces from other docs right now.</text:p>
      <text:h text:style-name="Heading_20_1" text:outline-level="1" text:is-list-header="true"><text:change-end text:change-id="ct652737152"/><text:change text:change-id="ct66382988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6402635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6402649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64026352"/><text:change-start text:change-id="ct664026496"/>OpenLCB-CAN Praesent Gravida Standard or Technical Note<text:change-end text:change-id="ct664026496"/></text:p>
      </style:header>
      <style:footer>
        <text:tracked-changes>
          <text:changed-region text:id="ct66402318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6402040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6403209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64023184"/><text:change-start text:change-id="ct664020400"/><text:span text:style-name="MT2">Copyright 2010, by J. Day, D. Harris, B. Jacobsen, and A. Shepherd</text:span><text:change-end text:change-id="ct664020400"/><text:change text:change-id="ct664032096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21:59:30.99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6404500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6404390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64042208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text:id="ct664042368">
            <text:deletion>
              <office:change-info>
                <dc:creator>Bob Jacobsen</dc:creator>
                <dc:date>2010-10-08T21:55:00</dc:date>
              </office:change-info>
              <text:p text:style-name="MP7">(title)</text:p>
            </text:deletion>
          </text:changed-region>
          <text:changed-region text:id="ct664042464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text:id="ct523031760">
            <text:insertion>
              <office:change-info>
                <dc:creator>Bob Jacobsen</dc:creator>
                <dc:date>2010-10-08T21:59:00</dc:date>
              </office:change-info>
            </text:insertion>
          </text:changed-region>
          <text:changed-region text:id="ct52239233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7032508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2219254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2219160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64045008"/><text:change-start text:change-id="ct664043904"/>OpenLCB <text:change-end text:change-id="ct664043904"/><text:change-start text:change-id="ct664042208"/>Technical Note<text:change-end text:change-id="ct66404220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64042368"/><text:change-start text:change-id="ct664042464"/>OpenLCB Event <text:change-end text:change-id="ct664042464"/><text:change-start text:change-id="ct523031760"/>Identifiers<text:change-end text:change-id="ct52303176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22392336"/><text:change-start text:change-id="ct670325088"/><text:date style:data-style-name="N37" text:date-value="2010-10-08T17:19:56" text:fixed="true">10/08/10</text:date><text:change-end text:change-id="ct670325088"/></text:p>
            </table:table-cell>
            <table:table-cell table:style-name="Table1.C1" office:value-type="string">
              <text:p text:style-name="MP7"><text:change text:change-id="ct522192544"/><text:change-start text:change-id="ct522191600"/>Draft<text:change-end text:change-id="ct522191600"/></text:p>
            </table:table-cell>
          </table:table-row>
        </table:table>
        <text:p text:style-name="Header"/>
      </style:header>
      <style:footer>
        <text:tracked-changes>
          <text:changed-region text:id="ct70129419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6404262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6404812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701294192"/><text:change-start text:change-id="ct664042624"/><text:span text:style-name="MT5">10</text:span><text:change-end text:change-id="ct664042624"/><text:span text:style-name="MT5">, by J. Day, D. Harris, B. Jacobsen, </text:span><text:change text:change-id="ct664048128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21:59:30.99">10/8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2</meta:editing-cycles>
    <meta:editing-duration>PT11H36M42S</meta:editing-duration>
    <meta:generator>OpenOffice.org/3.2$Unix OpenOffice.org_project/320m18$Build-9502</meta:generator>
    <dc:date>2010-10-08T21:59:31</dc:date>
    <dc:creator>Bob Jacobsen</dc:creator>
    <meta:document-statistic meta:table-count="1" meta:image-count="1" meta:object-count="0" meta:page-count="1" meta:paragraph-count="37" meta:word-count="294" meta:character-count="1925"/>
    <meta:user-defined meta:name="Info 1"/>
    <meta:user-defined meta:name="Info 2"/>
    <meta:user-defined meta:name="Info 3"/>
    <meta:user-defined meta:name="Info 4"/>
  </office:meta>
</office:document-meta>
</file>